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Standard">
      <style:text-properties officeooo:rsid="0004d4c5" officeooo:paragraph-rsid="0004d4c5"/>
    </style:style>
    <style:style style:name="P3" style:family="paragraph" style:parent-style-name="Standard">
      <style:text-properties officeooo:paragraph-rsid="000546da"/>
    </style:style>
    <style:style style:name="T1" style:family="text">
      <style:text-properties officeooo:rsid="0004d4c5"/>
    </style:style>
    <style:style style:name="T2" style:family="text">
      <style:text-properties officeooo:rsid="000546da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083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a<text:span text:style-name="T5">mos</text:span> git <text:span text:style-name="T5">en nuestro equipo </text:span>. Nos registramos en github y creamos una cuenta. Cuenta github : britosantosalberto</text:p>
      <text:p text:style-name="Standard">Creamos una carpeta en documentos para guardar los proyectos y usarla como repositorio local.</text:p>
      <text:p text:style-name="Standard">“cd C:\Users\usuario1\Documents\1AsirA\Proyecto_01” en el powershell para entra<text:span text:style-name="T2">r</text:span> dentro de la carpeta que hemos creado anteriormente</text:p>
      <text:p text:style-name="Standard">Creamos el repositorio en el github Proyecto_01 y ponemos “git init” en el powershell cuando estamos en C:\Users\usuario1\Documents\1AsirA\Proyecto_01 para asociar la carpeta local con la del github.</text:p>
      <text:p text:style-name="Standard">Creamos dos carpetas , src y doc y dentro de src y doc ponemos un .txt ,dentro de la carpeta de src creamos un.txt llamado hola mundo en el que dentro escribimos <text:span text:style-name="T2">(</text:span>hola mundo, <text:span text:style-name="T2">que tal)</text:span> y lo añadimos a git hub . <text:span text:style-name="T1">En la carpeta de doc añadiremos un pdf en el que escribimos toda la explicación de los pasos que hemos llevado a cabo.</text:span></text:p>
      <text:p text:style-name="Standard"><text:span text:style-name="T1">E</text:span>n <text:s/><text:span text:style-name="T1">power</text:span>shell ponemos “git add .” <text:span text:style-name="T1">y así añadimos al git hub todos los archivos del repositorio local.</text:span></text:p>
      <text:p text:style-name="P2">Ponemos “git status” y comprobamos que todos los archivos se han subido correctamente </text:p>
      <text:p text:style-name="Standard"><text:span text:style-name="T1">E</text:span>l “git status” es para saber si estan subidos o no los archivos del local al github.</text:p>
      <text:p text:style-name="Standard"><text:span text:style-name="T1">U</text:span>samos “git commit -m “pc” “ y nos pedira un nombre y un mail y ponemos “git config --</text:p>
      <text:p text:style-name="P3">global user.email “<text:span text:style-name="T1">albertobrisan@gmail.com</text:span>” <text:s/>y “git config --global user.name “<text:span text:style-name="T2">britosantosalberto</text:span>”“. </text:p>
      <text:p text:style-name="P3"><text:span text:style-name="T2">Y </text:span>volvemos a usar el “git commit -m “pc”</text:p>
      <text:p text:style-name="Standard"><text:span text:style-name="T2">U</text:span>samos el “git branch -M main” <text:s text:c="2"/>y despues el “git remote add origin</text:p>
      <text:p text:style-name="P1"><text:span text:style-name="T3">https://github.com/britosantosalberto/britosantosalberto.git</text:span>” <text:span text:style-name="T4">para vincular el local con la nube</text:span></text:p>
      <text:p text:style-name="Standard"><text:span text:style-name="T2">A</text:span>hora usamos el “git push -u origin main” y nos pedira el username y la contraseña y se</text:p>
      <text:p text:style-name="Standard">subirá</text:p>
      <text:p text:style-name="Standard"/>
      <text:p text:style-name="Standard"/>
      <text:p text:style-name="Standard">Cada vez que queramos actualizar la nube ponemos el “<text:span text:style-name="T2">git </text:span>add ,” <text:s/>el “<text:span text:style-name="T2">git </text:span>commit -<text:span text:style-name="T2">m “pc”</text:span> y despues el “<text:span text:style-name="T2">git </text:span>push -<text:span text:style-name="T2">u origin main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0-04T09:28:11.344000000</dc:date>
    <meta:editing-duration>PT7M42S</meta:editing-duration>
    <meta:editing-cycles>4</meta:editing-cycles>
    <meta:document-statistic meta:table-count="0" meta:image-count="0" meta:object-count="0" meta:page-count="1" meta:paragraph-count="16" meta:word-count="291" meta:character-count="1752" meta:non-whitespace-character-count="1471"/>
  </office:meta>
</office:document-meta>
</file>